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8.308cm" table:align="left"/>
    </style:style>
    <style:style style:name="Tabla1.A" style:family="table-column">
      <style:table-column-properties style:column-width="0.637cm"/>
    </style:style>
    <style:style style:name="Tabla1.B" style:family="table-column">
      <style:table-column-properties style:column-width="7.671cm"/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5d3410"/>
    </style:style>
    <style:style style:name="P2" style:family="paragraph" style:parent-style-name="Standard">
      <style:paragraph-properties fo:text-align="justify" style:justify-single-word="false"/>
      <style:text-properties officeooo:rsid="001cbca3" officeooo:paragraph-rsid="005d3410"/>
    </style:style>
    <style:style style:name="P3" style:family="paragraph" style:parent-style-name="Standard">
      <style:paragraph-properties fo:text-align="justify" style:justify-single-word="false"/>
      <style:text-properties officeooo:rsid="0021667a" officeooo:paragraph-rsid="005d3410"/>
    </style:style>
    <style:style style:name="P4" style:family="paragraph" style:parent-style-name="Standard">
      <style:paragraph-properties fo:text-align="justify" style:justify-single-word="false"/>
      <style:text-properties officeooo:rsid="0023ceff" officeooo:paragraph-rsid="005d3410"/>
    </style:style>
    <style:style style:name="P5" style:family="paragraph" style:parent-style-name="Standard">
      <style:paragraph-properties fo:text-align="justify" style:justify-single-word="false"/>
      <style:text-properties officeooo:rsid="00248bed" officeooo:paragraph-rsid="005d3410"/>
    </style:style>
    <style:style style:name="P6" style:family="paragraph" style:parent-style-name="Standard">
      <style:paragraph-properties fo:text-align="justify" style:justify-single-word="false"/>
      <style:text-properties officeooo:rsid="002680ae" officeooo:paragraph-rsid="005d3410"/>
    </style:style>
    <style:style style:name="P7" style:family="paragraph" style:parent-style-name="Standard">
      <style:paragraph-properties fo:text-align="justify" style:justify-single-word="false"/>
      <style:text-properties officeooo:rsid="00287425" officeooo:paragraph-rsid="005d3410"/>
    </style:style>
    <style:style style:name="P8" style:family="paragraph" style:parent-style-name="Standard">
      <style:paragraph-properties fo:text-align="justify" style:justify-single-word="false"/>
      <style:text-properties officeooo:rsid="002a4bf6" officeooo:paragraph-rsid="005d3410"/>
    </style:style>
    <style:style style:name="P9" style:family="paragraph" style:parent-style-name="Standard">
      <style:paragraph-properties fo:text-align="justify" style:justify-single-word="false"/>
      <style:text-properties officeooo:rsid="002ca3a3" officeooo:paragraph-rsid="005d3410"/>
    </style:style>
    <style:style style:name="P10" style:family="paragraph" style:parent-style-name="Standard">
      <style:paragraph-properties fo:text-align="justify" style:justify-single-word="false"/>
      <style:text-properties officeooo:rsid="002cfb65" officeooo:paragraph-rsid="005d3410"/>
    </style:style>
    <style:style style:name="P11" style:family="paragraph" style:parent-style-name="Standard">
      <style:paragraph-properties fo:text-align="justify" style:justify-single-word="false"/>
      <style:text-properties officeooo:rsid="002e4e59" officeooo:paragraph-rsid="005d3410"/>
    </style:style>
    <style:style style:name="P12" style:family="paragraph" style:parent-style-name="Standard">
      <style:paragraph-properties fo:text-align="justify" style:justify-single-word="false"/>
      <style:text-properties officeooo:rsid="00302e1d" officeooo:paragraph-rsid="005d3410"/>
    </style:style>
    <style:style style:name="P13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4" style:family="paragraph" style:parent-style-name="Standard">
      <style:paragraph-properties fo:text-align="justify" style:justify-single-word="false"/>
      <style:text-properties officeooo:rsid="0035c041" officeooo:paragraph-rsid="005d3410"/>
    </style:style>
    <style:style style:name="P15" style:family="paragraph" style:parent-style-name="Standard">
      <style:paragraph-properties fo:text-align="justify" style:justify-single-word="false"/>
      <style:text-properties officeooo:rsid="0037b849" officeooo:paragraph-rsid="005d3410"/>
    </style:style>
    <style:style style:name="P16" style:family="paragraph" style:parent-style-name="Standard">
      <style:paragraph-properties fo:text-align="justify" style:justify-single-word="false"/>
      <style:text-properties officeooo:rsid="00389cc1" officeooo:paragraph-rsid="005d3410"/>
    </style:style>
    <style:style style:name="P17" style:family="paragraph" style:parent-style-name="Standard">
      <style:paragraph-properties fo:text-align="justify" style:justify-single-word="false"/>
      <style:text-properties officeooo:rsid="003ce3f5" officeooo:paragraph-rsid="005d3410"/>
    </style:style>
    <style:style style:name="P18" style:family="paragraph" style:parent-style-name="Standard">
      <style:paragraph-properties fo:text-align="justify" style:justify-single-word="false"/>
      <style:text-properties officeooo:rsid="003dbf56" officeooo:paragraph-rsid="005d3410"/>
    </style:style>
    <style:style style:name="P19" style:family="paragraph" style:parent-style-name="Standard">
      <style:paragraph-properties fo:text-align="justify" style:justify-single-word="false"/>
      <style:text-properties officeooo:rsid="003e103c" officeooo:paragraph-rsid="005d3410"/>
    </style:style>
    <style:style style:name="P20" style:family="paragraph" style:parent-style-name="Standard">
      <style:paragraph-properties fo:text-align="justify" style:justify-single-word="false"/>
      <style:text-properties officeooo:rsid="00302e1d" officeooo:paragraph-rsid="005d3410" fo:background-color="#ff3399"/>
    </style:style>
    <style:style style:name="P21" style:family="paragraph" style:parent-style-name="Standard">
      <style:paragraph-properties fo:text-align="justify" style:justify-single-word="false"/>
      <style:text-properties officeooo:rsid="003c86d4" officeooo:paragraph-rsid="005d3410"/>
    </style:style>
    <style:style style:name="P22" style:family="paragraph" style:parent-style-name="Standard">
      <style:paragraph-properties fo:text-align="justify" style:justify-single-word="false"/>
      <style:text-properties officeooo:rsid="003fdde4" officeooo:paragraph-rsid="005d3410"/>
    </style:style>
    <style:style style:name="P23" style:family="paragraph" style:parent-style-name="Standard">
      <style:paragraph-properties fo:text-align="justify" style:justify-single-word="false"/>
      <style:text-properties officeooo:rsid="0040f494" officeooo:paragraph-rsid="005d3410"/>
    </style:style>
    <style:style style:name="P24" style:family="paragraph" style:parent-style-name="Standard">
      <style:paragraph-properties fo:text-align="justify" style:justify-single-word="false"/>
      <style:text-properties officeooo:rsid="00425c3f" officeooo:paragraph-rsid="005d3410"/>
    </style:style>
    <style:style style:name="P25" style:family="paragraph" style:parent-style-name="Standard">
      <style:paragraph-properties fo:text-align="justify" style:justify-single-word="false"/>
      <style:text-properties officeooo:rsid="0043afdf" officeooo:paragraph-rsid="005d3410"/>
    </style:style>
    <style:style style:name="P26" style:family="paragraph" style:parent-style-name="Standard">
      <style:paragraph-properties fo:text-align="justify" style:justify-single-word="false"/>
      <style:text-properties officeooo:rsid="0044795e" officeooo:paragraph-rsid="005d3410"/>
    </style:style>
    <style:style style:name="P27" style:family="paragraph" style:parent-style-name="Standard">
      <style:paragraph-properties fo:text-align="justify" style:justify-single-word="false"/>
      <style:text-properties officeooo:rsid="0045c208" officeooo:paragraph-rsid="005d3410"/>
    </style:style>
    <style:style style:name="P28" style:family="paragraph" style:parent-style-name="Standard">
      <style:paragraph-properties fo:text-align="justify" style:justify-single-word="false"/>
      <style:text-properties officeooo:rsid="00482799" officeooo:paragraph-rsid="005d3410" fo:background-color="#ff00cc"/>
    </style:style>
    <style:style style:name="P29" style:family="paragraph" style:parent-style-name="Standard">
      <style:paragraph-properties fo:text-align="justify" style:justify-single-word="false"/>
      <style:text-properties officeooo:rsid="004e545d" officeooo:paragraph-rsid="005d3410" fo:background-color="#ff00cc"/>
    </style:style>
    <style:style style:name="P30" style:family="paragraph" style:parent-style-name="Standard">
      <style:paragraph-properties fo:text-align="justify" style:justify-single-word="false"/>
      <style:text-properties officeooo:rsid="00528ead" officeooo:paragraph-rsid="005d3410" fo:background-color="#ff00cc"/>
    </style:style>
    <style:style style:name="P31" style:family="paragraph" style:parent-style-name="Standard">
      <style:paragraph-properties fo:text-align="justify" style:justify-single-word="false"/>
      <style:text-properties officeooo:rsid="007ec86c" officeooo:paragraph-rsid="005d3410" fo:background-color="#ff00cc"/>
    </style:style>
    <style:style style:name="P32" style:family="paragraph" style:parent-style-name="Standard">
      <style:paragraph-properties fo:text-align="justify" style:justify-single-word="false"/>
      <style:text-properties officeooo:rsid="004b8cff" officeooo:paragraph-rsid="005d3410"/>
    </style:style>
    <style:style style:name="P33" style:family="paragraph" style:parent-style-name="Standard">
      <style:paragraph-properties fo:text-align="justify" style:justify-single-word="false"/>
      <style:text-properties officeooo:rsid="004be111" officeooo:paragraph-rsid="005d3410"/>
    </style:style>
    <style:style style:name="P34" style:family="paragraph" style:parent-style-name="Standard">
      <style:paragraph-properties fo:text-align="justify" style:justify-single-word="false"/>
      <style:text-properties officeooo:rsid="004f614c" officeooo:paragraph-rsid="005d3410"/>
    </style:style>
    <style:style style:name="P35" style:family="paragraph" style:parent-style-name="Standard">
      <style:paragraph-properties fo:text-align="justify" style:justify-single-word="false"/>
      <style:text-properties officeooo:rsid="00511ec2" officeooo:paragraph-rsid="005d3410"/>
    </style:style>
    <style:style style:name="P36" style:family="paragraph" style:parent-style-name="Standard">
      <style:paragraph-properties fo:text-align="justify" style:justify-single-word="false"/>
      <style:text-properties officeooo:rsid="005463b0" officeooo:paragraph-rsid="005d3410"/>
    </style:style>
    <style:style style:name="P37" style:family="paragraph" style:parent-style-name="Standard">
      <style:paragraph-properties fo:text-align="justify" style:justify-single-word="false"/>
      <style:text-properties officeooo:rsid="00547f57" officeooo:paragraph-rsid="005d3410"/>
    </style:style>
    <style:style style:name="P38" style:family="paragraph" style:parent-style-name="Standard">
      <style:paragraph-properties fo:text-align="justify" style:justify-single-word="false"/>
      <style:text-properties officeooo:rsid="005490b3" officeooo:paragraph-rsid="005d3410"/>
    </style:style>
    <style:style style:name="P39" style:family="paragraph" style:parent-style-name="Standard">
      <style:paragraph-properties fo:text-align="justify" style:justify-single-word="false"/>
      <style:text-properties officeooo:rsid="0054fedf" officeooo:paragraph-rsid="005d3410"/>
    </style:style>
    <style:style style:name="P40" style:family="paragraph" style:parent-style-name="Standard">
      <style:paragraph-properties fo:text-align="justify" style:justify-single-word="false"/>
      <style:text-properties officeooo:rsid="005a31cd" officeooo:paragraph-rsid="005d3410"/>
    </style:style>
    <style:style style:name="P41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42" style:family="paragraph" style:parent-style-name="Standard">
      <style:paragraph-properties fo:text-align="justify" style:justify-single-word="false"/>
      <style:text-properties fo:color="#000000" officeooo:rsid="005b2f13" officeooo:paragraph-rsid="005d3410"/>
    </style:style>
    <style:style style:name="P43" style:family="paragraph" style:parent-style-name="Standard">
      <style:paragraph-properties fo:text-align="justify" style:justify-single-word="false"/>
      <style:text-properties fo:color="#000000" officeooo:rsid="005c6ec3" officeooo:paragraph-rsid="005d3410"/>
    </style:style>
    <style:style style:name="P44" style:family="paragraph" style:parent-style-name="Standard">
      <style:paragraph-properties fo:text-align="justify" style:justify-single-word="false"/>
      <style:text-properties fo:color="#000000" officeooo:rsid="006e0500" officeooo:paragraph-rsid="005d3410"/>
    </style:style>
    <style:style style:name="P45" style:family="paragraph" style:parent-style-name="Standard">
      <style:paragraph-properties fo:text-align="justify" style:justify-single-word="false"/>
      <style:text-properties fo:color="#000000" fo:font-weight="bold" officeooo:rsid="007b1e1f" officeooo:paragraph-rsid="005d3410" fo:background-color="#ff0066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fo:font-weight="bold" officeooo:rsid="005c6ec3" officeooo:paragraph-rsid="005d3410" fo:background-color="#ff0066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fo:font-weight="bold" officeooo:rsid="006be29f" officeooo:paragraph-rsid="005d3410" fo:background-color="#ff006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fo:font-weight="bold" officeooo:rsid="006e0500" officeooo:paragraph-rsid="005d3410" fo:background-color="#ff006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weight="bold" officeooo:rsid="0016324f" officeooo:paragraph-rsid="005d3410" fo:background-color="#ff0066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weight="bold" officeooo:rsid="007825b0" officeooo:paragraph-rsid="005d3410" fo:background-color="#ff0066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5d3410" fo:background-color="#ff006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fo:font-weight="bold" officeooo:rsid="00803683" officeooo:paragraph-rsid="005d3410" fo:background-color="#ff0066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fo:font-weight="bold" officeooo:rsid="0082846a" officeooo:paragraph-rsid="005d3410" fo:background-color="#ff0066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609fe4" fo:background-color="#ff0066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8597" fo:background-color="#ff0066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cdc6" fo:background-color="#ff0066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68bd50" fo:background-color="#ff0066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2ecd4" fo:background-color="#ff0066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fo:font-weight="bold" officeooo:rsid="008ecdc6" officeooo:paragraph-rsid="008ecdc6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fo:font-weight="bold" officeooo:rsid="008e8597" officeooo:paragraph-rsid="008e8597" fo:background-color="transparent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officeooo:rsid="0017095d" officeooo:paragraph-rsid="005d3410"/>
    </style:style>
    <style:style style:name="P62" style:family="paragraph" style:parent-style-name="Standard">
      <style:paragraph-properties fo:text-align="justify" style:justify-single-word="false"/>
      <style:text-properties fo:color="#000000" officeooo:rsid="0067a75e" officeooo:paragraph-rsid="005d3410"/>
    </style:style>
    <style:style style:name="P63" style:family="paragraph" style:parent-style-name="Standard">
      <style:paragraph-properties fo:text-align="justify" style:justify-single-word="false"/>
      <style:text-properties fo:color="#000000" officeooo:rsid="00663b04" officeooo:paragraph-rsid="005d3410"/>
    </style:style>
    <style:style style:name="P64" style:family="paragraph" style:parent-style-name="Standard">
      <style:paragraph-properties fo:text-align="justify" style:justify-single-word="false"/>
      <style:text-properties fo:color="#000000" officeooo:rsid="006be29f" officeooo:paragraph-rsid="005d3410"/>
    </style:style>
    <style:style style:name="P65" style:family="paragraph" style:parent-style-name="Standard">
      <style:paragraph-properties fo:text-align="justify" style:justify-single-word="false"/>
      <style:text-properties fo:color="#000000" officeooo:rsid="0072ee87" officeooo:paragraph-rsid="005d3410"/>
    </style:style>
    <style:style style:name="P66" style:family="paragraph" style:parent-style-name="Standard">
      <style:paragraph-properties fo:text-align="justify" style:justify-single-word="false"/>
      <style:text-properties fo:color="#000000" officeooo:rsid="00747cae" officeooo:paragraph-rsid="005d3410"/>
    </style:style>
    <style:style style:name="P67" style:family="paragraph" style:parent-style-name="Standard">
      <style:paragraph-properties fo:text-align="justify" style:justify-single-word="false"/>
      <style:text-properties fo:color="#000000" officeooo:rsid="0076ca88" officeooo:paragraph-rsid="005d3410"/>
    </style:style>
    <style:style style:name="P68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69" style:family="paragraph" style:parent-style-name="Standard">
      <style:paragraph-properties fo:text-align="justify" style:justify-single-word="false"/>
      <style:text-properties fo:color="#000000" officeooo:rsid="007825b0" officeooo:paragraph-rsid="005d3410"/>
    </style:style>
    <style:style style:name="P70" style:family="paragraph" style:parent-style-name="Standard">
      <style:paragraph-properties fo:text-align="justify" style:justify-single-word="false"/>
      <style:text-properties fo:color="#000000" officeooo:rsid="0016324f" officeooo:paragraph-rsid="005d3410"/>
    </style:style>
    <style:style style:name="P71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72" style:family="paragraph" style:parent-style-name="Standard">
      <style:paragraph-properties fo:text-align="justify" style:justify-single-word="false"/>
      <style:text-properties fo:color="#000000" officeooo:rsid="007d117e" officeooo:paragraph-rsid="005d3410"/>
    </style:style>
    <style:style style:name="P73" style:family="paragraph" style:parent-style-name="Standard">
      <style:paragraph-properties fo:text-align="justify" style:justify-single-word="false"/>
      <style:text-properties fo:color="#000000" officeooo:rsid="007d117e" officeooo:paragraph-rsid="008d1e15"/>
    </style:style>
    <style:style style:name="P74" style:family="paragraph" style:parent-style-name="Standard">
      <style:paragraph-properties fo:text-align="justify" style:justify-single-word="false"/>
      <style:text-properties fo:color="#000000" officeooo:rsid="00803683" officeooo:paragraph-rsid="005d3410"/>
    </style:style>
    <style:style style:name="P75" style:family="paragraph" style:parent-style-name="Standard">
      <style:paragraph-properties fo:text-align="justify" style:justify-single-word="false"/>
      <style:text-properties fo:color="#000000" officeooo:rsid="0082846a" officeooo:paragraph-rsid="005d3410"/>
    </style:style>
    <style:style style:name="P76" style:family="paragraph" style:parent-style-name="Standard">
      <style:paragraph-properties fo:text-align="justify" style:justify-single-word="false"/>
      <style:text-properties fo:color="#000000" officeooo:rsid="00609fe4" officeooo:paragraph-rsid="00609fe4"/>
    </style:style>
    <style:style style:name="P77" style:family="paragraph" style:parent-style-name="Standard">
      <style:paragraph-properties fo:text-align="justify" style:justify-single-word="false"/>
      <style:text-properties fo:color="#000000" officeooo:rsid="0060b5d1" officeooo:paragraph-rsid="0060b5d1"/>
    </style:style>
    <style:style style:name="P78" style:family="paragraph" style:parent-style-name="Standard">
      <style:paragraph-properties fo:text-align="justify" style:justify-single-word="false"/>
      <style:text-properties fo:color="#000000" officeooo:rsid="006203d9" officeooo:paragraph-rsid="006203d9"/>
    </style:style>
    <style:style style:name="P79" style:family="paragraph" style:parent-style-name="Standard">
      <style:paragraph-properties fo:text-align="justify" style:justify-single-word="false"/>
      <style:text-properties fo:color="#000000" officeooo:rsid="0064df83" officeooo:paragraph-rsid="0064df83"/>
    </style:style>
    <style:style style:name="P80" style:family="paragraph" style:parent-style-name="Standard">
      <style:paragraph-properties fo:text-align="justify" style:justify-single-word="false"/>
      <style:text-properties fo:color="#000000" officeooo:rsid="0068bd50" officeooo:paragraph-rsid="0068bd50"/>
    </style:style>
    <style:style style:name="P81" style:family="paragraph" style:parent-style-name="Standard">
      <style:paragraph-properties fo:text-align="justify" style:justify-single-word="false"/>
      <style:text-properties fo:color="#000000" officeooo:rsid="006ab6bd" officeooo:paragraph-rsid="006ab6bd"/>
    </style:style>
    <style:style style:name="P82" style:family="paragraph" style:parent-style-name="Standard">
      <style:paragraph-properties fo:text-align="justify" style:justify-single-word="false"/>
      <style:text-properties fo:color="#000000" officeooo:rsid="007e9a77" officeooo:paragraph-rsid="007e9a77"/>
    </style:style>
    <style:style style:name="P83" style:family="paragraph" style:parent-style-name="Standard">
      <style:paragraph-properties fo:text-align="justify" style:justify-single-word="false"/>
      <style:text-properties fo:color="#000000" officeooo:rsid="0082f88d" officeooo:paragraph-rsid="007e9a77"/>
    </style:style>
    <style:style style:name="P84" style:family="paragraph" style:parent-style-name="Standard">
      <style:paragraph-properties fo:text-align="justify" style:justify-single-word="false"/>
      <style:text-properties fo:color="#000000" officeooo:rsid="0082f88d" officeooo:paragraph-rsid="008ecdc6"/>
    </style:style>
    <style:style style:name="P85" style:family="paragraph" style:parent-style-name="Standard">
      <style:paragraph-properties fo:text-align="justify" style:justify-single-word="false"/>
      <style:text-properties fo:color="#000000" fo:font-weight="normal" officeooo:rsid="008e8597" officeooo:paragraph-rsid="008e8597" fo:background-color="#ff0066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color="#000000" officeooo:rsid="008ecdc6" officeooo:paragraph-rsid="008ecdc6"/>
    </style:style>
    <style:style style:name="P87" style:family="paragraph" style:parent-style-name="Standard">
      <style:paragraph-properties fo:text-align="justify" style:justify-single-word="false"/>
      <style:text-properties fo:color="#000000" officeooo:rsid="008f28b2" officeooo:paragraph-rsid="008f28b2"/>
    </style:style>
    <style:style style:name="P88" style:family="paragraph" style:parent-style-name="Standard">
      <style:paragraph-properties fo:text-align="justify" style:justify-single-word="false"/>
      <style:text-properties fo:color="#000000" officeooo:rsid="0092ecd4" officeooo:paragraph-rsid="0092ecd4"/>
    </style:style>
    <style:style style:name="P89" style:family="paragraph" style:parent-style-name="Standard">
      <style:paragraph-properties fo:text-align="justify" style:justify-single-word="false"/>
      <style:text-properties fo:color="#000000" officeooo:rsid="0093558d" officeooo:paragraph-rsid="0093558d"/>
    </style:style>
    <style:style style:name="P90" style:family="paragraph" style:parent-style-name="Standard">
      <style:paragraph-properties fo:text-align="justify" style:justify-single-word="false"/>
      <style:text-properties fo:color="#000000" officeooo:rsid="008ecdc6" officeooo:paragraph-rsid="008ecdc6" fo:background-color="#cc0066"/>
    </style:style>
    <style:style style:name="P91" style:family="paragraph" style:parent-style-name="Standard">
      <style:paragraph-properties fo:text-align="justify" style:justify-single-word="false"/>
      <style:text-properties fo:color="#000000" officeooo:rsid="00986c13" officeooo:paragraph-rsid="00986c13"/>
    </style:style>
    <style:style style:name="P92" style:family="paragraph" style:parent-style-name="Standard">
      <style:paragraph-properties fo:text-align="justify" style:justify-single-word="false"/>
      <style:text-properties fo:font-weight="bold" officeooo:rsid="001cbca3" officeooo:paragraph-rsid="005d3410" fo:background-color="#ff0066" style:font-weight-asian="bold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weight="bold" officeooo:rsid="00287425" officeooo:paragraph-rsid="005d3410" fo:background-color="#ff0066" style:font-weight-asian="bold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weight="bold" officeooo:rsid="002cfb65" officeooo:paragraph-rsid="005d3410" fo:background-color="#ff0066" style:font-weight-asian="bold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weight="bold" officeooo:rsid="002e4e59" officeooo:paragraph-rsid="005d3410" fo:background-color="#ff0066" style:font-weight-asian="bold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weight="bold" officeooo:rsid="002ca3a3" officeooo:paragraph-rsid="005d3410" fo:background-color="#ff0066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weight="bold" officeooo:rsid="0039d717" officeooo:paragraph-rsid="005d3410" fo:background-color="#ff0066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weight="bold" officeooo:rsid="003fdde4" officeooo:paragraph-rsid="005d3410" fo:background-color="#ff0066" style:font-weight-asian="bold" style:font-weight-complex="bold"/>
    </style:style>
    <style:style style:name="P99" style:family="paragraph" style:parent-style-name="Standard">
      <style:paragraph-properties fo:text-align="justify" style:justify-single-word="false"/>
      <style:text-properties fo:font-weight="bold" officeooo:rsid="00425c3f" officeooo:paragraph-rsid="005d3410" fo:background-color="#ff0066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weight="bold" officeooo:rsid="0043afdf" officeooo:paragraph-rsid="005d3410" fo:background-color="#ff0066" style:font-weight-asian="bold" style:font-weight-complex="bold"/>
    </style:style>
    <style:style style:name="P101" style:family="paragraph" style:parent-style-name="Standard">
      <style:paragraph-properties fo:text-align="justify" style:justify-single-word="false"/>
      <style:text-properties fo:font-weight="bold" officeooo:paragraph-rsid="005d3410" fo:background-color="#ff0066" style:font-weight-asian="bold" style:font-weight-complex="bold"/>
    </style:style>
    <style:style style:name="P102" style:family="paragraph" style:parent-style-name="Standard">
      <style:paragraph-properties fo:text-align="justify" style:justify-single-word="false"/>
      <style:text-properties fo:font-weight="bold" officeooo:rsid="004be111" officeooo:paragraph-rsid="005d3410" fo:background-color="#ff0066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fo:font-weight="bold" officeooo:rsid="00511ec2" officeooo:paragraph-rsid="005d3410" fo:background-color="#ff0066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fo:font-weight="bold" officeooo:rsid="005b2f13" officeooo:paragraph-rsid="005d3410" fo:background-color="#ff0066" style:font-weight-asian="bold" style:font-weight-complex="bold"/>
    </style:style>
    <style:style style:name="P105" style:family="paragraph" style:parent-style-name="Standard">
      <style:text-properties fo:font-weight="bold" officeooo:rsid="0016324f" officeooo:paragraph-rsid="005d3410" fo:background-color="#ff0066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fo:font-weight="bold" officeooo:rsid="0040f494" officeooo:paragraph-rsid="005d3410" fo:background-color="#ff0066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officeooo:rsid="007b1e1f" officeooo:paragraph-rsid="005d3410"/>
    </style:style>
    <style:style style:name="P108" style:family="paragraph" style:parent-style-name="Standard">
      <style:paragraph-properties fo:text-align="justify" style:justify-single-word="false"/>
      <style:text-properties officeooo:rsid="005490b3" officeooo:paragraph-rsid="005d3410" fo:background-color="#ff0066"/>
    </style:style>
    <style:style style:name="P109" style:family="paragraph" style:parent-style-name="Standard">
      <style:paragraph-properties fo:text-align="justify" style:justify-single-word="false"/>
      <style:text-properties officeooo:rsid="0054fedf" officeooo:paragraph-rsid="005d3410" fo:background-color="#ff0066"/>
    </style:style>
    <style:style style:name="P110" style:family="paragraph" style:parent-style-name="Standard">
      <style:text-properties officeooo:rsid="0016324f" officeooo:paragraph-rsid="005d3410"/>
    </style:style>
    <style:style style:name="P111" style:family="paragraph" style:parent-style-name="Standard">
      <style:text-properties officeooo:rsid="0075ad16" officeooo:paragraph-rsid="005d3410"/>
    </style:style>
    <style:style style:name="P112" style:family="paragraph" style:parent-style-name="Standard">
      <style:text-properties officeooo:rsid="0017095d" officeooo:paragraph-rsid="005d3410"/>
    </style:style>
    <style:style style:name="P113" style:family="paragraph" style:parent-style-name="Standard">
      <style:text-properties fo:color="#ff3333" officeooo:rsid="0017095d" officeooo:paragraph-rsid="005d3410"/>
    </style:style>
    <style:style style:name="P114" style:family="paragraph" style:parent-style-name="Standard">
      <style:paragraph-properties fo:text-align="justify" style:justify-single-word="false"/>
      <style:text-properties fo:color="#ff3333" officeooo:rsid="0068bd50" officeooo:paragraph-rsid="0068bd50"/>
    </style:style>
    <style:style style:name="P115" style:family="paragraph" style:parent-style-name="Standard">
      <style:paragraph-properties fo:text-align="justify" style:justify-single-word="false"/>
      <style:text-properties fo:color="#008000" officeooo:rsid="006e0500" officeooo:paragraph-rsid="005d3410"/>
    </style:style>
    <style:style style:name="P116" style:family="paragraph" style:parent-style-name="Standard">
      <style:paragraph-properties fo:text-align="justify" style:justify-single-word="false"/>
      <style:text-properties officeooo:rsid="005dd82d" officeooo:paragraph-rsid="005dd82d"/>
    </style:style>
    <style:style style:name="P117" style:family="paragraph" style:parent-style-name="Standard">
      <style:paragraph-properties fo:text-align="justify" style:justify-single-word="false"/>
      <style:text-properties officeooo:rsid="005fc6e1" officeooo:paragraph-rsid="005fc6e1"/>
    </style:style>
    <style:style style:name="P118" style:family="paragraph" style:parent-style-name="Standard">
      <style:paragraph-properties fo:text-align="justify" style:justify-single-word="false"/>
      <style:text-properties officeooo:rsid="0062f7a5" officeooo:paragraph-rsid="0062f7a5"/>
    </style:style>
    <style:style style:name="P119" style:family="paragraph" style:parent-style-name="Standard">
      <style:paragraph-properties fo:text-align="justify" style:justify-single-word="false"/>
      <style:text-properties style:use-window-font-color="true" fo:font-weight="normal" officeooo:rsid="008e8597" officeooo:paragraph-rsid="008e8597" fo:background-color="transparent" style:font-weight-asian="normal" style:font-weight-complex="normal"/>
    </style:style>
    <style:style style:name="P120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5d3410"/>
    </style:style>
    <style:style style:name="P121" style:family="paragraph" style:parent-style-name="Preformatted_20_Text">
      <style:paragraph-properties fo:text-align="justify" style:justify-single-word="false"/>
      <style:text-properties fo:color="#000000" officeooo:rsid="006e0500" officeooo:paragraph-rsid="005d3410"/>
    </style:style>
    <style:style style:name="P122" style:family="paragraph" style:parent-style-name="Preformatted_20_Text">
      <style:paragraph-properties fo:text-align="justify" style:justify-single-word="false"/>
      <style:text-properties fo:color="#000000" fo:font-weight="bold" officeooo:rsid="00714ad0" officeooo:paragraph-rsid="005d3410" fo:background-color="#ff0066" style:font-weight-asian="bold" style:font-weight-complex="bold"/>
    </style:style>
    <style:style style:name="P123" style:family="paragraph" style:parent-style-name="Preformatted_20_Text">
      <style:paragraph-properties fo:text-align="justify" style:justify-single-word="false"/>
      <style:text-properties fo:color="#000000" officeooo:rsid="00714ad0" officeooo:paragraph-rsid="005d3410"/>
    </style:style>
    <style:style style:name="P12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officeooo:paragraph-rsid="005d3410"/>
    </style:style>
    <style:style style:name="P125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fo:font-weight="bold" officeooo:paragraph-rsid="005d3410" fo:background-color="#ff0066" style:font-weight-asian="bold" style:font-weight-complex="bold"/>
    </style:style>
    <style:style style:name="P126" style:family="paragraph" style:parent-style-name="Preformatted_20_Text">
      <style:paragraph-properties fo:text-align="start" style:justify-single-word="false" style:writing-mode="lr-tb"/>
      <style:text-properties fo:language="es" fo:country="ES" officeooo:paragraph-rsid="005d3410"/>
    </style:style>
    <style:style style:name="P127" style:family="paragraph" style:parent-style-name="Preformatted_20_Text">
      <style:paragraph-properties fo:text-align="start" style:justify-single-word="false" style:writing-mode="lr-tb"/>
      <style:text-properties officeooo:paragraph-rsid="005d3410"/>
    </style:style>
    <style:style style:name="P128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d3410"/>
    </style:style>
    <style:style style:name="P129" style:family="paragraph" style:parent-style-name="Table_20_Contents">
      <style:text-properties fo:font-weight="bold" fo:background-color="#ff0066" style:font-weight-asian="bold" style:font-weight-complex="bold"/>
    </style:style>
    <style:style style:name="P130" style:family="paragraph" style:parent-style-name="Standard">
      <style:paragraph-properties fo:text-align="justify" style:justify-single-word="false"/>
      <style:text-properties fo:color="#000000" officeooo:rsid="009d4425" officeooo:paragraph-rsid="009d4425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T11" style:family="text">
      <style:text-properties officeooo:rsid="006d9074"/>
    </style:style>
    <style:style style:name="T12" style:family="text">
      <style:text-properties officeooo:rsid="0017095d"/>
    </style:style>
    <style:style style:name="T13" style:family="text">
      <style:text-properties fo:font-weight="bold"/>
    </style:style>
    <style:style style:name="T14" style:family="text">
      <style:text-properties fo:font-weight="bold" fo:background-color="#ff0066" loext:char-shading-value="0" style:font-weight-asian="bold" style:font-weight-complex="bold"/>
    </style:style>
    <style:style style:name="T15" style:family="text">
      <style:text-properties fo:font-weight="bold" officeooo:rsid="0068eea8" fo:background-color="#ff0066" loext:char-shading-value="0" style:font-weight-asian="bold" style:font-weight-complex="bold"/>
    </style:style>
    <style:style style:name="T16" style:family="text">
      <style:text-properties fo:font-weight="bold" officeooo:rsid="00763610" fo:background-color="#ff0066" loext:char-shading-value="0" style:font-weight-asian="bold" style:font-weight-complex="bold"/>
    </style:style>
    <style:style style:name="T17" style:family="text">
      <style:text-properties fo:font-weight="bold" officeooo:rsid="00747cae" fo:background-color="#ff0066" loext:char-shading-value="0" style:font-weight-asian="bold" style:font-weight-complex="bold"/>
    </style:style>
    <style:style style:name="T18" style:family="text">
      <style:text-properties officeooo:rsid="0068b891"/>
    </style:style>
    <style:style style:name="T19" style:family="text">
      <style:text-properties officeooo:rsid="0068eea8"/>
    </style:style>
    <style:style style:name="T20" style:family="text">
      <style:text-properties officeooo:rsid="006bb0a7"/>
    </style:style>
    <style:style style:name="T21" style:family="text">
      <style:text-properties officeooo:rsid="0067a75e"/>
    </style:style>
    <style:style style:name="T22" style:family="text">
      <style:text-properties officeooo:rsid="0067b800"/>
    </style:style>
    <style:style style:name="T23" style:family="text">
      <style:text-properties fo:color="#000000"/>
    </style:style>
    <style:style style:name="T24" style:family="text">
      <style:text-properties officeooo:rsid="007825b0"/>
    </style:style>
    <style:style style:name="T25" style:family="text">
      <style:text-properties officeooo:rsid="00795a5d"/>
    </style:style>
    <style:style style:name="T26" style:family="text">
      <style:text-properties officeooo:rsid="00809f87"/>
    </style:style>
    <style:style style:name="T27" style:family="text">
      <style:text-properties officeooo:rsid="006203d9"/>
    </style:style>
    <style:style style:name="T28" style:family="text">
      <style:text-properties officeooo:rsid="008ecdc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PARA INSTALAR VITUALBOX</text:p>
      <text:p text:style-name="P2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2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1"><text:span text:style-name="Strong_20_Emphasis"><text:span text:style-name="T2">https://hipertextual.com/archivo/2014/04/comandos-basicos-terminal/</text:span></text:span></text:p>
      <text:p text:style-name="P2"/>
      <text:p text:style-name="P2"/>
      <text:p text:style-name="P4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4"/>
      <text:p text:style-name="P5">https://www.linode.com/docs/databases/mysql/how-to-install-mysql-on-centos-6</text:p>
      <text:p text:style-name="P3"/>
      <text:p text:style-name="P3"/>
      <text:p text:style-name="P3"/>
      <text:p text:style-name="P45">Instalar apache en centos 7</text:p>
      <text:p text:style-name="P107"/>
      <text:p text:style-name="P107">yum install httpd</text:p>
      <text:p text:style-name="P107">systemctl start httpd.service (para subir los servicios de apache)</text:p>
      <text:p text:style-name="P107"/>
      <text:p text:style-name="P107">hacer la prueba en el navegador</text:p>
      <text:p text:style-name="P3"/>
      <text:p text:style-name="P3"/>
      <text:section text:style-name="Sect1" text:name="tw-target">
        <text:section text:style-name="Sect1" text:name="tw-target-text-container">
          <text:p text:style-name="P125"><text:bookmark text:name="tw-target-text"/>Desactivar o inhabilitar la aplicación de Windows Store</text:p>
        </text:section>
      </text:section>
      <text:p text:style-name="P120"><text:bookmark text:name="tw-target-text1"/>Uso del Editor de directivas de grupo</text:p>
      <text:p text:style-name="P127"/>
      <text:p text:style-name="P126">Para deshabilitar el acceso o apagar la tienda de Windows, escriba gpedit.msc en el cuadro Ejecutar y pulse Intro para abrir el Editor de directiva de grupo local. Vaya a la siguiente configuración:</text:p>
      <text:p text:style-name="P127"/>
      <text:p text:style-name="P124">Configuración de la computadora&gt; Plantillas administrativas&gt; Componentes de Windows&gt; Almacenar</text:p>
      <text:p text:style-name="P20">OPEN STACK </text:p>
      <text:p text:style-name="P12">172.16.17.1 <text:s text:c="4"/><text:span text:style-name="T4">HC</text:span></text:p>
      <text:p text:style-name="P12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2"/>
      <text:p text:style-name="P28">IP WSUS 172.16.10.<text:span text:style-name="T6">3</text:span>8 <text:span text:style-name="T8">y para respaldo de carpetas compartidad</text:span></text:p>
      <text:p text:style-name="P28"/>
      <text:p text:style-name="P29">//172.16.<text:span text:style-name="T9">1</text:span>0.38/infraestrtuctura</text:p>
      <text:p text:style-name="P29"/>
      <text:p text:style-name="P30"><text:a xlink:type="simple" xlink:href="http://172.16.31.167/" text:style-name="Internet_20_link" text:visited-style-name="Visited_20_Internet_20_Link">http://172.16.31.167</text:a> GYSMOBOX</text:p>
      <text:p text:style-name="P30"/>
      <text:p text:style-name="P31">172.29.0.1 <text:s/>Openstack Ocata HC</text:p>
      <text:p text:style-name="P6"/>
      <text:p text:style-name="P6">logrotate</text:p>
      <text:p text:style-name="P6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6"/>
      <text:p text:style-name="P93"><text:soft-page-break/>LAMP <text:span text:style-name="T3">PARA DEBIAN 7</text:span></text:p>
      <text:p text:style-name="P7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7"/>
      <text:p text:style-name="P94">LAMP PARA CENTOS 6</text:p>
      <text:p text:style-name="P10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0"/>
      <text:p text:style-name="P95">LAMP PARA CENTOS7</text:p>
      <text:p text:style-name="P11">http://blog.xpress.com.mx/2015/09/como-instalar-linux-apache-mysql-php-lamp-en-centos-7/</text:p>
      <text:p text:style-name="P7"/>
      <text:p text:style-name="P7"/>
      <text:p text:style-name="P8">Arreglo de discos</text:p>
      <text:p text:style-name="P8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8"/>
      <text:p text:style-name="P96">Como crear alias</text:p>
      <text:p text:style-name="P9"><text:a xlink:type="simple" xlink:href="https://www.youtube.com/watch?v=j6D_eRA7NsI" text:style-name="Internet_20_link" text:visited-style-name="Visited_20_Internet_20_Link">https://www.youtube.com/watch?v=j6D_eRA7NsI</text:a></text:p>
      <text:p text:style-name="P9"/>
      <text:p text:style-name="P13">bash</text:p>
      <text:p text:style-name="P13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3"/>
      <text:p text:style-name="P116">https://es.wikibooks.org/wiki/El_Manual_de_BASH_Scripting_B%C3%A1sico_para_Principiantes/Hola_Mundo_en_BASH</text:p>
      <text:p text:style-name="P13"/>
      <text:p text:style-name="P117"><text:a xlink:type="simple" xlink:href="http://www.escomposlinux.org/fserrano/index_163.html" text:style-name="Internet_20_link" text:visited-style-name="Visited_20_Internet_20_Link">http://www.escomposlinux.org/fserrano/index_163.html</text:a></text:p>
      <text:p text:style-name="P117"/>
      <text:p text:style-name="P96">instalar pgadmin</text:p>
      <text:p text:style-name="P14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4"/>
      <text:p text:style-name="P14"/>
      <text:p text:style-name="P15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5"/>
      <text:p text:style-name="P16"/>
      <text:p text:style-name="P97">sed</text:p>
      <text:p text:style-name="P18">http://www.escomposlinux.org/fserrano/index_190.html</text:p>
      <text:p text:style-name="P17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19">https://www.americati.com/doc/sed/sed.html</text:p>
      <text:p text:style-name="P21"/>
      <text:p text:style-name="P98">docker</text:p>
      <text:p text:style-name="P22"><text:a xlink:type="simple" xlink:href="https://aws.amazon.com/es/docker/" text:style-name="Internet_20_link" text:visited-style-name="Visited_20_Internet_20_Link">https://aws.amazon.com/es/docker/</text:a></text:p>
      <text:p text:style-name="P22"/>
      <text:p text:style-name="P106">sublime</text:p>
      <text:p text:style-name="P23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3"/>
      <text:p text:style-name="P99">Librerias Chrome</text:p>
      <text:p text:style-name="P24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4"/>
      <text:p text:style-name="P100">Cambiar ip en servidores en debian 7 (de dhcp a estatica)</text:p>
      <text:p text:style-name="P26">https://servidordebian.org/es/jessie/config/network/static_ip</text:p>
      <text:p text:style-name="P25"/>
      <text:p text:style-name="P100"><text:soft-page-break/>Cambiar ip en servidores en <text:span text:style-name="T5">centos</text:span> <text:span text:style-name="T5">6</text:span> (de dhcp a estatica)</text:p>
      <text:p text:style-name="P26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26"/>
      <text:p text:style-name="P27">para centos 6 y 7</text:p>
      <text:p text:style-name="P27"># Generated by dracut initrd</text:p>
      <text:p text:style-name="P27">NAME="eth0"</text:p>
      <text:p text:style-name="P27">HWADDR="52:54:00:12:34:56"</text:p>
      <text:p text:style-name="P27">ONBOOT=yes</text:p>
      <text:p text:style-name="P27">NETBOOT=yes</text:p>
      <text:p text:style-name="P27">UUID="da212705-bea6-48bd-9c6c-f4210806b108"</text:p>
      <text:p text:style-name="P27">IPV6INIT=yes</text:p>
      <text:p text:style-name="P27">BOOTPROTO=static</text:p>
      <text:p text:style-name="P27">IPADDR=172.16.11.51</text:p>
      <text:p text:style-name="P27">NETMASK=255.255.255.0</text:p>
      <text:p text:style-name="P27">GATEWAY=172.16.11.254</text:p>
      <text:p text:style-name="P27">TYPE=Ethernet</text:p>
      <text:p text:style-name="P27"/>
      <text:p text:style-name="P27"/>
      <text:p text:style-name="P101"><text:span text:style-name="T7">Instalar </text:span>NativeScript CLI" junto los paquetes JDK, Node.js y Android JDK.</text:p>
      <text:p text:style-name="P1"/>
      <text:p text:style-name="P32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2"/>
      <text:p text:style-name="P32"/>
      <text:p text:style-name="P102">node debian</text:p>
      <text:p text:style-name="P33"/>
      <text:p text:style-name="P33"><text:a xlink:type="simple" xlink:href="https://nodejs.org/es/download/package-manager/" text:style-name="Internet_20_link" text:visited-style-name="Visited_20_Internet_20_Link">https://nodejs.org/es/download/package-manager/</text:a></text:p>
      <text:p text:style-name="P33"/>
      <text:p text:style-name="P33"/>
      <text:p text:style-name="P34">usuario de github </text:p>
      <text:p text:style-name="P34">eveb1701</text:p>
      <text:p text:style-name="P34"/>
      <text:p text:style-name="P103">Link simbolico</text:p>
      <text:p text:style-name="P35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5"/>
      <text:p text:style-name="P36">problemas gysmo-u.p2p.dom</text:p>
      <text:p text:style-name="P36"/>
      <text:p text:style-name="P36">981 <text:s/>systemctrl status httpd</text:p>
      <text:p text:style-name="P36"><text:s text:c="2"/>982 <text:s/>systemctl status httpd</text:p>
      <text:p text:style-name="P36"><text:s text:c="2"/>983 <text:s/>systemctl restart httpd</text:p>
      <text:p text:style-name="P36"><text:s text:c="2"/>984 <text:s/>systemctl status httpd</text:p>
      <text:p text:style-name="P36"><text:s text:c="2"/>985 <text:s/>df -h</text:p>
      <text:p text:style-name="P36"><text:s text:c="2"/>986 <text:s/>cd /</text:p>
      <text:p text:style-name="P36"><text:s text:c="2"/>987 <text:s/>ls -la</text:p>
      <text:p text:style-name="P36"><text:s text:c="2"/>988 <text:s/>du -csh home</text:p>
      <text:p text:style-name="P36"><text:s text:c="2"/>989 <text:s/>du -csh tmp</text:p>
      <text:p text:style-name="P36"><text:s text:c="2"/>990 <text:s/>du -csh workdir</text:p>
      <text:p text:style-name="P36"><text:s text:c="2"/>991 <text:s/>du -csh var</text:p>
      <text:p text:style-name="P36"><text:s text:c="2"/>992 <text:s/>du -csh mnt</text:p>
      <text:p text:style-name="P36"><text:soft-page-break/><text:s text:c="2"/>993 <text:s/>cd mn</text:p>
      <text:p text:style-name="P36"><text:s text:c="2"/>994 <text:s/>cd mnt</text:p>
      <text:p text:style-name="P36"><text:s text:c="2"/>995 <text:s/>ls</text:p>
      <text:p text:style-name="P36"><text:s text:c="2"/>996 <text:s/>cd backups</text:p>
      <text:p text:style-name="P36"><text:s text:c="2"/>997 <text:s/>ls</text:p>
      <text:p text:style-name="P36"><text:s text:c="2"/>998 <text:s/>rm -f *</text:p>
      <text:p text:style-name="P36"><text:s text:c="2"/>999 <text:s/>rm -rf *</text:p>
      <text:p text:style-name="P36"><text:s/>1000 <text:s/>df -h</text:p>
      <text:p text:style-name="P36"><text:s/>1001 <text:s/>systemctl restart httpd</text:p>
      <text:p text:style-name="P36"><text:s/>1002 <text:s/>systemctl status httpd</text:p>
      <text:p text:style-name="P36"/>
      <text:p text:style-name="P37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37"/>
      <text:p text:style-name="P108">gpo chrome</text:p>
      <text:p text:style-name="P38"/>
      <text:p text:style-name="P38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38"/>
      <text:p text:style-name="P109">dbeaver</text:p>
      <text:p text:style-name="P39"/>
      <text:p text:style-name="P39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39"/>
      <text:h text:style-name="P128" text:outline-level="1">Set DNS servers via GPO Server 2012 R2</text:h>
      <text:p text:style-name="P40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40"/>
      <text:p text:style-name="P40"/>
      <text:p text:style-name="P104">para copiar archivos de un servidor a otro</text:p>
      <text:p text:style-name="P41"/>
      <text:p text:style-name="P41">Crear usuarios</text:p>
      <text:p text:style-name="P41">1. entrar en mi equipo en la carpeta repositorio/infra-ti/Scripts</text:p>
      <text:p text:style-name="P41">dentro de la carpeta abrir creador_usuarios</text:p>
      <text:p text:style-name="P41"/>
      <text:p text:style-name="P41">l<text:span text:style-name="T11">u</text:span>ego hacer la copia desde la consola de mi usuario del script. El usuario que se le crea q es root y la direccion IP donde se hara la copia del archivo seguido de la ruta donde se guardara</text:p>
      <text:p text:style-name="P41"/>
      <text:p text:style-name="P41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41"/>
      <text:p text:style-name="P118">scp-os (para que no pida clave)</text:p>
      <text:p text:style-name="P41"/>
      <text:p text:style-name="P41"/>
      <text:p text:style-name="P41">en la consola del servidor donde se realizo la copia ingresar en la direccion donde se hizo la misma</text:p>
      <text:p text:style-name="P41"/>
      <text:p text:style-name="P41">cd /usr/local/bin</text:p>
      <text:p text:style-name="P41">ls </text:p>
      <text:p text:style-name="P41">y ejecutar el script ./ <text:span text:style-name="T10">makeuserV3.sh</text:span></text:p>
      <text:p text:style-name="P41"/>
      <text:p text:style-name="P42"><text:soft-page-break/>colocar nombre de usuario y de grupo(debe ser igual)</text:p>
      <text:p text:style-name="P42"/>
      <text:p text:style-name="P42">se copia la contraseña que genera ya que se borrara</text:p>
      <text:p text:style-name="P42"/>
      <text:p text:style-name="P42">luego asignar nivel de permiso, si es para telefonia <text:s/>se selecciona 1</text:p>
      <text:p text:style-name="P42"/>
      <text:p text:style-name="P42">reboot en el servidor</text:p>
      <text:p text:style-name="P42"/>
      <text:p text:style-name="P42">ingresamos de nuevo al srv, hacemos cat /etc/passwd, para validar la creacion del usuario </text:p>
      <text:p text:style-name="P42"/>
      <text:p text:style-name="P42">y por ultimo passwd root para hacer cambio de contraseña de root (se coloca la de root predeterminada)</text:p>
      <text:p text:style-name="P42"/>
      <text:p text:style-name="P43"/>
      <text:p text:style-name="P46">SUDOERS</text:p>
      <text:p text:style-name="P43"/>
      <text:p text:style-name="P43">vi/etc/sudoers.d/usuario</text:p>
      <text:p text:style-name="P43"/>
      <text:p text:style-name="P43">usuario <text:s text:c="3"/>ALL=(ALL) <text:s text:c="6"/>NOPASSWD:ALL,<text:span text:style-name="T10"> !/usr/bin/passwd, !/bin/su</text:span></text:p>
      <text:p text:style-name="P43"/>
      <text:p text:style-name="P43">lo que esta en rojo son las limitantes</text:p>
      <text:p text:style-name="P43"/>
      <text:p text:style-name="P43"/>
      <text:p text:style-name="P105">Crear virtual host en Centos7</text:p>
      <text:p text:style-name="P110"/>
      <text:p text:style-name="P111">11,183</text:p>
      <text:p text:style-name="P110">Ingresar en el servidor en el cual se creara el virtual host, después de ingresar ejecutar el siguiente comando:</text:p>
      <text:p text:style-name="P110"/>
      <text:p text:style-name="P110">cd /etc/httpd/conf.d</text:p>
      <text:p text:style-name="P110"/>
      <text:p text:style-name="P110">estando en esta ruta se debe crear un archivo </text:p>
      <text:p text:style-name="P110"/>
      <text:p text:style-name="P112">vi <text:span text:style-name="T10">ejemplo</text:span>.conf </text:p>
      <text:p text:style-name="P112"/>
      <text:p text:style-name="P112"/>
      <text:p text:style-name="P110">con los siguientes parámetros <text:span text:style-name="T12">(se debe modificar solo lo que esta en rojo, según el DNS a que se desea apuntar</text:span>:</text:p>
      <text:p text:style-name="P112"/>
      <text:p text:style-name="P112">&lt;VirtualHost *:80&gt;</text:p>
      <text:p text:style-name="P112">#DirectoryIndex index.php</text:p>
      <text:p text:style-name="P112"># ServerName gysmoadm.hc.p2p.dom</text:p>
      <text:p text:style-name="P113">ServerName faq.hc.gysmo.dom</text:p>
      <text:p text:style-name="P112"># ServerAlias gysmoadm.hc.p2p.dom</text:p>
      <text:p text:style-name="P113">ServerAlias faq.hc.gysmo.dom</text:p>
      <text:p text:style-name="P112">DocumentRoot /var/www/html/faq</text:p>
      <text:p text:style-name="P113">ErrorLog /var/log/httpd/faqhc-error.log</text:p>
      <text:p text:style-name="P113">CustomLog /var/log/httpd/faqhc-requests.log combined</text:p>
      <text:p text:style-name="P112">&lt;/VirtualHost&gt;</text:p>
      <text:p text:style-name="P110"/>
      <text:p text:style-name="P112"><text:soft-page-break/>Guarda los cambios y luego debes reiniciar los servicios de apache con el siguiente comando:</text:p>
      <text:p text:style-name="P112"/>
      <text:p text:style-name="P112">systemctl restart httpd.service</text:p>
      <text:p text:style-name="P112"/>
      <text:p text:style-name="P112"/>
      <text:p text:style-name="P61">NOTA: Se debe realizar la creación del FQDN o nombre de dominio a través del controlador de dominio o servidor DNS principal.</text:p>
      <text:p text:style-name="P61"/>
      <text:p text:style-name="P61"/>
      <text:p text:style-name="P62"><text:span text:style-name="T14">PARA </text:span><text:span text:style-name="T15">BAJAR LOS SERVICIOS DE GYSMO DE MANERA ORDENADA</text:span></text:p>
      <text:p text:style-name="P62"/>
      <text:p text:style-name="P63"/>
      <text:p text:style-name="P63">Ingresar en los ACD y bajar (en el orden)</text:p>
      <text:p text:style-name="P63"/>
      <text:p text:style-name="P63">-<text:span text:style-name="T18">monit</text:span></text:p>
      <text:p text:style-name="P63">/<text:span text:style-name="T18">etc/init.d/</text:span>monit <text:span text:style-name="T18">stop</text:span></text:p>
      <text:p text:style-name="P63"/>
      <text:p text:style-name="P63">-callcenter</text:p>
      <text:p text:style-name="P63">/<text:span text:style-name="T18">etc/init.d/callcenter</text:span> <text:span text:style-name="T18">stop</text:span></text:p>
      <text:p text:style-name="P63"/>
      <text:p text:style-name="P63">loguearme como su – telefonia </text:p>
      <text:p text:style-name="P63"/>
      <text:p text:style-name="P63">bajar asterisk</text:p>
      <text:p text:style-name="P63"/>
      <text:p text:style-name="P63">/<text:span text:style-name="T19">etc/init.d/asterisk stop</text:span></text:p>
      <text:p text:style-name="P63"/>
      <text:p text:style-name="P63">Ingresar en los APL y bajar</text:p>
      <text:p text:style-name="P63"/>
      <text:p text:style-name="P63">-apache</text:p>
      <text:p text:style-name="P63">/<text:span text:style-name="T19">etc/init.d/apache2 stop</text:span></text:p>
      <text:p text:style-name="P63"/>
      <text:p text:style-name="P63">-node-gysmo</text:p>
      <text:p text:style-name="P63"/>
      <text:p text:style-name="P63">/<text:span text:style-name="T19">etc/init.d/node-gysmo stop</text:span></text:p>
      <text:p text:style-name="P63"/>
      <text:p text:style-name="P63"/>
      <text:p text:style-name="P63">Luego de haber bajado los servicios ingreso via ssh 172.29.0.200 ip flotante (para gysmocc) para bajar la bd</text:p>
      <text:p text:style-name="P63"/>
      <text:p text:style-name="P63">ejecutar los siguientes <text:span text:style-name="T20">comandos</text:span>:</text:p>
      <text:p text:style-name="P63"/>
      <text:p text:style-name="P63"/>
      <text:p text:style-name="P63">postgres-p2p-control.sh stopfast <text:s/>(para bajar la bd)</text:p>
      <text:p text:style-name="P63"/>
      <text:p text:style-name="P63">reboot</text:p>
      <text:p text:style-name="P63"/>
      <text:p text:style-name="P63">hacer ping al nodo primario 172.29.0.201, <text:span text:style-name="T19">esperar respuestas</text:span></text:p>
      <text:p text:style-name="P63"/>
      <text:p text:style-name="P63">loguearme de nuevo al srv <text:s/>172.29.0.200</text:p>
      <text:p text:style-name="P63"><text:soft-page-break/></text:p>
      <text:p text:style-name="P63"/>
      <text:p text:style-name="P63">ifconfig </text:p>
      <text:p text:style-name="P63"/>
      <text:p text:style-name="P63">cat /proc/drbd <text:span text:style-name="T21">(para validar sincronizacion)</text:span></text:p>
      <text:p text:style-name="P63"/>
      <text:p text:style-name="P62">postgres-p2p-control.sh status</text:p>
      <text:p text:style-name="P62"/>
      <text:p text:style-name="P62"/>
      <text:p text:style-name="P62">Ingresar a los ACD, Loguearme como su – telefonia, SUBIR</text:p>
      <text:p text:style-name="P62"/>
      <text:p text:style-name="P62">-asterisk</text:p>
      <text:p text:style-name="P62">/<text:span text:style-name="T19">etc/init.d/asterisk start</text:span></text:p>
      <text:p text:style-name="P62"/>
      <text:p text:style-name="P62">salir de su telefonia</text:p>
      <text:p text:style-name="P62"/>
      <text:p text:style-name="P62">subir callcenter</text:p>
      <text:p text:style-name="P62">/<text:span text:style-name="T19">etc/init.d/callcenter start</text:span></text:p>
      <text:p text:style-name="P62"/>
      <text:p text:style-name="P62"/>
      <text:p text:style-name="P62">ingresar a los APL , SUBIR</text:p>
      <text:p text:style-name="P62"/>
      <text:p text:style-name="P62">-apache</text:p>
      <text:p text:style-name="P63">/<text:span text:style-name="T19">etc/init.d/apache2 start</text:span></text:p>
      <text:p text:style-name="P62"/>
      <text:p text:style-name="P62"><text:s/>-node (en los APL que lo <text:span text:style-name="T22">Tengan</text:span>)</text:p>
      <text:p text:style-name="P63">/<text:span text:style-name="T19">etc/init.d/node-gysmo start</text:span></text:p>
      <text:p text:style-name="P63"/>
      <text:p text:style-name="P63"/>
      <text:p text:style-name="P63"/>
      <text:p text:style-name="P47">como comprimir y descomprimir archivos</text:p>
      <text:p text:style-name="P64"/>
      <text:p text:style-name="P64"><text:a xlink:type="simple" xlink:href="https://linuxzone.es/metodos-de-compresion-y-descompresion-en-linux/" text:style-name="Internet_20_link" text:visited-style-name="Visited_20_Internet_20_Link">https://linuxzone.es/metodos-de-compresion-y-descompresion-en-linux/</text:a></text:p>
      <text:p text:style-name="P64"/>
      <text:p text:style-name="P115">tar -xzvf archivo.tar.gz <text:span text:style-name="T23">para descomprimir</text:span></text:p>
      <text:p text:style-name="P64"/>
      <text:p text:style-name="P64"/>
      <text:p text:style-name="P48">como copiar un archivo</text:p>
      <text:p text:style-name="P44"/>
      <text:p text:style-name="P121"><text:span text:style-name="Source_20_Text">cp directorio/ ruta_de_destino/nombre_copia</text:span></text:p>
      <text:p text:style-name="P121"/>
      <text:p text:style-name="P121"><text:span text:style-name="Source_20_Text">cp -r directorio/ ruta_de_destino/nombre_copia (PARA COPIAR CARPETA)</text:span></text:p>
      <text:p text:style-name="P121"/>
      <text:p text:style-name="P121"/>
      <text:p text:style-name="P121"/>
      <text:p text:style-name="P122">para dar permiso <text:s/>a un archivo o carpeta</text:p>
      <text:p text:style-name="P123"/>
      <text:p text:style-name="P121"><text:span text:style-name="T13">chmod 777 nombre_de_carpeta</text:span> </text:p>
      <text:p text:style-name="P121"><text:span text:style-name="Source_20_Text"/></text:p>
      <text:p text:style-name="P44"/>
      <text:p text:style-name="P65"><text:soft-page-break/><text:span text:style-name="T16">C</text:span><text:span text:style-name="T14">omo mover una llamada a </text:span><text:span text:style-name="T17">de producción a calidad</text:span></text:p>
      <text:p text:style-name="P65"/>
      <text:p text:style-name="P66">Entrar via ssh al 172.16.17.1</text:p>
      <text:p text:style-name="P66"/>
      <text:p text:style-name="P67">Ingresar en la carpeta donde se guardan las llamadas</text:p>
      <text:p text:style-name="P66"/>
      <text:p text:style-name="P67">cd /mnt/asterisk01/</text:p>
      <text:p text:style-name="P67"/>
      <text:p text:style-name="P67">buscar la campaña </text:p>
      <text:p text:style-name="P67"/>
      <text:p text:style-name="P67">cd banesco/</text:p>
      <text:p text:style-name="P67"/>
      <text:p text:style-name="P67">ingresar a telefonia</text:p>
      <text:p text:style-name="P67"/>
      <text:p text:style-name="P67">cd /telefonia/llamadas</text:p>
      <text:p text:style-name="P67"/>
      <text:p text:style-name="P67">buscar el año/mes/dia de la llamada que se desea copiar</text:p>
      <text:p text:style-name="P67"/>
      <text:p text:style-name="P67">cd 2017/08/10</text:p>
      <text:p text:style-name="P67"/>
      <text:p text:style-name="P68">hacer ls y desplegara todas las llamadas de la fecha. Para ubicar una llamada en especifico se debe ejecutar el siguiente comando </text:p>
      <text:p text:style-name="P68"/>
      <text:p text:style-name="P68">ls -l <text:span text:style-name="T10">2017-08-07_12-40-23_63103.gsm</text:span></text:p>
      <text:p text:style-name="P68"/>
      <text:p text:style-name="P68">si no se logra conseguir la llamada de esta manera ejecutarlo con *</text:p>
      <text:p text:style-name="P68"/>
      <text:p text:style-name="P68">ls -l <text:span text:style-name="T10">2017-08-07_12-40-23_63103.gsm</text:span> .*</text:p>
      <text:p text:style-name="P68"/>
      <text:p text:style-name="P68">luego utilizar el comando para copiar de un servidor a otro.: nombre de archivo/usuario/ip/ruta</text:p>
      <text:p text:style-name="P68"/>
      <text:p text:style-name="P68"/>
      <text:p text:style-name="P68">scp 2<text:span text:style-name="T10">017-08-07_12-40-23_63103.gsm</text:span> <text:a xlink:type="simple" xlink:href="mailto:root@172.16.10.107" text:style-name="Internet_20_link" text:visited-style-name="Visited_20_Internet_20_Link">root@172.16.10.107</text:a>:/mnt/asterisk01/llamadas/2017/08/07</text:p>
      <text:p text:style-name="P68"/>
      <text:p text:style-name="P68"/>
      <text:p text:style-name="P68"/>
      <text:p text:style-name="P49">Crear virtual host en <text:span text:style-name="T24">Debian</text:span></text:p>
      <text:p text:style-name="P49"/>
      <text:p text:style-name="P50"/>
      <text:p text:style-name="P69"><text:span text:style-name="T25">I</text:span>ngresar al srv via ssh (ejemplo 172.16.11.183: Servidor de mercadeo)</text:p>
      <text:p text:style-name="P69"/>
      <text:p text:style-name="P69">entrar en apache</text:p>
      <text:p text:style-name="P69"/>
      <text:p text:style-name="P69">cd /etc/apache2/sites-available/</text:p>
      <text:p text:style-name="P69"/>
      <text:p text:style-name="P70">estando en esta ruta se debe crear un archivo </text:p>
      <text:p text:style-name="P70"/>
      <text:p text:style-name="P69">vi blogct</text:p>
      <text:p text:style-name="P69"/>
      <text:p text:style-name="P70"><text:soft-page-break/>con los siguientes parámetros <text:span text:style-name="T12">(se debe modificar solo lo que esta en rojo)</text:span></text:p>
      <text:p text:style-name="P70"/>
      <text:p text:style-name="P69">&lt;VirtualHost *:80&gt;</text:p>
      <text:p text:style-name="P69"><text:s text:c="8"/>ServerAdmin webmaster@localhost</text:p>
      <text:p text:style-name="P69"/>
      <text:p text:style-name="P69"><text:s text:c="8"/>DocumentRoot /var/www/blogct</text:p>
      <text:p text:style-name="P69"><text:s text:c="8"/>ServerName <text:span text:style-name="T10">blogct.hc.p2p.dom</text:span></text:p>
      <text:p text:style-name="P69"/>
      <text:p text:style-name="P69"><text:s text:c="8"/>&lt;Directory /&gt;</text:p>
      <text:p text:style-name="P69"><text:s text:c="16"/>Options -Indexes FollowSymLinks</text:p>
      <text:p text:style-name="P69"><text:s text:c="16"/>AllowOverride None</text:p>
      <text:p text:style-name="P69"><text:s text:c="8"/>&lt;/Directory&gt;</text:p>
      <text:p text:style-name="P69"><text:s text:c="8"/>&lt;Directory /var/www/<text:span text:style-name="T10">blogct</text:span>/&gt;</text:p>
      <text:p text:style-name="P69"><text:s text:c="16"/>Options -Indexes FollowSymLinks MultiViews</text:p>
      <text:p text:style-name="P69"><text:s text:c="16"/>AllowOverride None</text:p>
      <text:p text:style-name="P69"><text:s text:c="16"/>Order allow,deny</text:p>
      <text:p text:style-name="P69"><text:s text:c="16"/>allow from all</text:p>
      <text:p text:style-name="P69"><text:s text:c="8"/>&lt;/Directory&gt;</text:p>
      <text:p text:style-name="P69"/>
      <text:p text:style-name="P69"><text:s text:c="8"/>ScriptAlias /cgi-bin/ /usr/lib/cgi-bin/</text:p>
      <text:p text:style-name="P69"><text:s text:c="8"/>&lt;Directory "/usr/lib/cgi-bin"&gt;</text:p>
      <text:p text:style-name="P69"><text:s text:c="16"/>AllowOverride None</text:p>
      <text:p text:style-name="P69"><text:s text:c="16"/>Options +ExecCGI -MultiViews +SymLinksIfOwnerMatch</text:p>
      <text:p text:style-name="P69"><text:s text:c="16"/>Order allow,deny</text:p>
      <text:p text:style-name="P69"><text:s text:c="16"/>Allow from all</text:p>
      <text:p text:style-name="P69"><text:s text:c="8"/>&lt;/Directory&gt;</text:p>
      <text:p text:style-name="P69"/>
      <text:p text:style-name="P69"><text:s text:c="8"/>ErrorLog ${APACHE_LOG_DIR}/<text:span text:style-name="T10">blogct</text:span>-error.log</text:p>
      <text:p text:style-name="P69"/>
      <text:p text:style-name="P69"><text:s text:c="8"/># Possible values include: debug, info, notice, warn, error, crit,</text:p>
      <text:p text:style-name="P69"><text:s text:c="8"/># alert, emerg.</text:p>
      <text:p text:style-name="P69"><text:s text:c="8"/>LogLevel warn</text:p>
      <text:p text:style-name="P69"/>
      <text:p text:style-name="P69"><text:s text:c="8"/>CustomLog ${APACHE_LOG_DIR}/<text:span text:style-name="T10">blogct</text:span>-access.log combined</text:p>
      <text:p text:style-name="P69">&lt;/VirtualHost&gt;</text:p>
      <text:p text:style-name="P69"/>
      <text:p text:style-name="P71">Guardar los cambios </text:p>
      <text:p text:style-name="P71"/>
      <text:p text:style-name="P71">a2ensite blogct (para habilitar el virtual host en apache)</text:p>
      <text:p text:style-name="P71"/>
      <text:p text:style-name="P71">luego reinciar el apache</text:p>
      <text:p text:style-name="P71"/>
      <text:p text:style-name="P71">/etc/init.d/apache2 reload</text:p>
      <text:p text:style-name="P71"/>
      <text:p text:style-name="P71">Realizar las pruebas en el navegador</text:p>
      <text:p text:style-name="P71"/>
      <text:p text:style-name="P71"/>
      <text:p text:style-name="P55">COMO HACER LINK SIMBOLICOS</text:p>
      <text:p text:style-name="P55"/>
      <text:p text:style-name="P119"><text:soft-page-break/>Sintaxis (ejemplo con el servidor de mercadeo)</text:p>
      <text:p text:style-name="P55"/>
      <text:p text:style-name="P60">ln -s /home/mercadeo/cantv-mio /var/www/cantvmio</text:p>
      <text:p text:style-name="P60"/>
      <text:p text:style-name="P60">ln -s (ruta real) (ruta destino del link)</text:p>
      <text:p text:style-name="P85"/>
      <text:p text:style-name="P71"/>
      <text:p text:style-name="P71"/>
      <text:p text:style-name="P51">crea index en servidores</text:p>
      <text:p text:style-name="P72"/>
      <text:p text:style-name="P72">Ingresar en cd /var/www/html</text:p>
      <text:p text:style-name="P72"/>
      <text:p text:style-name="P73">vi index.ht</text:p>
      <text:p text:style-name="P73">ml</text:p>
      <text:p text:style-name="P72"/>
      <text:p text:style-name="P72"/>
      <text:p text:style-name="P69"/>
      <text:p text:style-name="P69"/>
      <text:p text:style-name="P68"/>
      <text:p text:style-name="P68"/>
      <text:p text:style-name="P52">Para contar la cantidad de archivos en una carpeta</text:p>
      <text:p text:style-name="P74"/>
      <text:p text:style-name="P74">ls | wc -l</text:p>
      <text:p text:style-name="P74"/>
      <text:p text:style-name="P74"/>
      <text:p text:style-name="P52"><text:span text:style-name="T26">P</text:span>ara ver los filesystem</text:p>
      <text:p text:style-name="P74"/>
      <text:p text:style-name="P74">df -h</text:p>
      <text:p text:style-name="P74"/>
      <text:p text:style-name="P68"/>
      <text:p text:style-name="P53">Realizar cambio de contraseña en Postgres</text:p>
      <text:p text:style-name="P75"/>
      <text:p text:style-name="P75">passwd postgres</text:p>
      <text:p text:style-name="P68"/>
      <text:p text:style-name="P68"/>
      <text:p text:style-name="P54">Como hacer Crontab</text:p>
      <text:p text:style-name="P76"/>
      <text:p text:style-name="P76">https://blog.desdelinux.net/cron-crontab-explicados/</text:p>
      <text:p text:style-name="P67"/>
      <text:p text:style-name="P77">para realizar crontab <text:span text:style-name="T27">se debe ingresar </text:span></text:p>
      <text:p text:style-name="P77"/>
      <text:p text:style-name="P78">cd /etc/cron.d</text:p>
      <text:p text:style-name="P78"/>
      <text:p text:style-name="P78">alli utilizando vi se debe colocar el crontab</text:p>
      <text:p text:style-name="P78"/>
      <text:p text:style-name="P78">vi conprueba</text:p>
      <text:p text:style-name="P78"/>
      <text:p text:style-name="P78">*/1 * * * * root /usr/local/bin/prueba.sh</text:p>
      <text:p text:style-name="P78"/>
      <text:p text:style-name="P78"><text:soft-page-break/>m h m d usuario ruta donde esta el script</text:p>
      <text:p text:style-name="P66"/>
      <text:p text:style-name="P78">minutos horas mes dia </text:p>
      <text:p text:style-name="P78"/>
      <text:p text:style-name="P78">guardar y automaticamente comenzara a ejecutarse</text:p>
      <text:p text:style-name="P78"/>
      <text:p text:style-name="P78"/>
      <text:p text:style-name="P78"/>
      <text:p text:style-name="P79">proyectos-infra</text:p>
      <text:p text:style-name="P79"/>
      <text:p text:style-name="P79">Caracas2525++</text:p>
      <text:p text:style-name="P78"/>
      <text:p text:style-name="P57">Para validar cuando se alarma zabbix<text:bookmark text:name="t59adbd715d2c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9"/>
          </table:table-cell>
          <table:table-cell table:style-name="Tabla1.B1" office:value-type="string">
            <text:p text:style-name="P129">WARNING - Unix Load at HIGH Levels</text:p>
          </table:table-cell>
        </table:table-row>
      </table:table>
      <text:p text:style-name="P57"/>
      <text:p text:style-name="P80">Ingresar en el compute alarmado (ingresar a la ip de openstack según la versión JUNO-KILO-OCATA, de alli ingresar por ssh al compute)</text:p>
      <text:p text:style-name="P80"/>
      <text:p text:style-name="P80">hacer top en el compute, validar el load average e ingresar en el proceso que posee mayor peso</text:p>
      <text:p text:style-name="P80"/>
      <text:p text:style-name="P80">ps -ef |grep <text:span text:style-name="T10">23455 (numero del proceso)</text:span></text:p>
      <text:p text:style-name="P114"/>
      <text:p text:style-name="P80">mostrara la ruta donde esta la metada del proceso, por lo general es muy parecida a esta</text:p>
      <text:p text:style-name="P80"/>
      <text:p text:style-name="P80">cd /var/lib/nova/instances/<text:span text:style-name="T10">1c65cfc9-c8f9-44ee-a106-1009ba0288b9 (numero de la metadata)</text:span></text:p>
      <text:p text:style-name="P80"/>
      <text:p text:style-name="P80"/>
      <text:p text:style-name="P80">Hacer ls e ingresar al archivo libvirt.xml (con less o vi)</text:p>
      <text:p text:style-name="P80"/>
      <text:p text:style-name="P80">alli aparecerá el nombre de la instancia. </text:p>
      <text:p text:style-name="P80"/>
      <text:p text:style-name="P80"/>
      <text:p text:style-name="P80"/>
      <text:p text:style-name="P81"><text:a xlink:type="simple" xlink:href="http://virtualbox.at.p2p.dom/" text:style-name="Internet_20_link" text:visited-style-name="Visited_20_Internet_20_Link">http://virtualbox.at.p2p.dom/</text:a></text:p>
      <text:p text:style-name="P81"/>
      <text:p text:style-name="P81"/>
      <text:p text:style-name="P82">mover archivos de una carpeta a otra</text:p>
      <text:p text:style-name="P82"/>
      <text:p text:style-name="P82">si estas en la carpeta con los archivos que deseas copiar, solo debes colocar lo siguientes </text:p>
      <text:p text:style-name="P82"/>
      <text:p text:style-name="P82"/>
      <text:p text:style-name="P82">mv * /mnt/asterisk01/cantv/telefonia/upload_files/</text:p>
      <text:p text:style-name="P82"/>
      <text:p text:style-name="P82">mv *(todo lo q esta en la carrpeta) ruta destino</text:p>
      <text:p text:style-name="P82"/>
      <text:p text:style-name="P82">si no debes colocar</text:p>
      <text:p text:style-name="P82"/>
      <text:p text:style-name="P82">mv rutaorigen/ archivo/ ruta destino</text:p>
      <text:p text:style-name="P59"><text:soft-page-break/>Confiruacion adicional <text:s/>de Zabbix para los srv ACD</text:p>
      <text:p text:style-name="P56"/>
      <text:p text:style-name="P86"/>
      <text:p text:style-name="P86">Tomar un srv ACD de referencia como el 172.16.31.70 e ingresar en la siguiente ruta</text:p>
      <text:p text:style-name="P86"/>
      <text:p text:style-name="P86">cd /etc/zabbix/zabbix-agent.d</text:p>
      <text:p text:style-name="P86"/>
      <text:p text:style-name="P86">hacer ls</text:p>
      <text:p text:style-name="P86"/>
      <text:p text:style-name="P86">copiar el archivo gysmo_queue.conf en el otro servidor en la misma ruta ( /etc/zabbix/zabbix-agent.d</text:p>
      <text:p text:style-name="P86"/>
      <text:p text:style-name="P87">entrar en el servidor donde se copio el archivo, validar que fue efectiva la copia e reiniciar el agente zabbix</text:p>
      <text:p text:style-name="P87"/>
      <text:p text:style-name="P87"/>
      <text:p text:style-name="P87">Instalar monit</text:p>
      <text:p text:style-name="P87"/>
      <text:p text:style-name="P87">apt-get install monit</text:p>
      <text:p text:style-name="P87"/>
      <text:p text:style-name="P87">Luego ingresar en un srv de referencia <text:s/><text:span text:style-name="T28">como el 172.16.31.70 e ingresar en la siguiente ruta</text:span></text:p>
      <text:p text:style-name="P87"/>
      <text:p text:style-name="P87">cd /etc/monit.d</text:p>
      <text:p text:style-name="P87"/>
      <text:p text:style-name="P87">hacer copia de los archivos que están en esa carpeta para el srv de la siguiente manera</text:p>
      <text:p text:style-name="P87"/>
      <text:p text:style-name="P87">scp * <text:s/><text:a xlink:type="simple" xlink:href="mailto:root@172.16.34.18" text:style-name="Internet_20_link" text:visited-style-name="Visited_20_Internet_20_Link">root@172.16.34.18</text:a>:/etc/monit/monitrc.d</text:p>
      <text:p text:style-name="P87"/>
      <text:p text:style-name="P87">luego ingresar al srv en la ruta cd etc/monit/monitrc.d para verificar que la copia fue efectiva</text:p>
      <text:p text:style-name="P87"/>
      <text:p text:style-name="P87">reiniciar monit</text:p>
      <text:p text:style-name="P86"/>
      <text:p text:style-name="P90"/>
      <text:p text:style-name="P58">Modificaciones en el 172.16.15.25 DNS</text:p>
      <text:p text:style-name="P88"/>
      <text:p text:style-name="P89">ingresar a </text:p>
      <text:p text:style-name="P89"/>
      <text:p text:style-name="P89">cd /etc/bind</text:p>
      <text:p text:style-name="P89"/>
      <text:p text:style-name="P89">modificar la zona en donde se va a colocar el fqdn</text:p>
      <text:p text:style-name="P89"/>
      <text:p text:style-name="P89">vi hc.gysmo.dom</text:p>
      <text:p text:style-name="P89"/>
      <text:p text:style-name="P89">yy para copiar</text:p>
      <text:p text:style-name="P89">p para pegar</text:p>
      <text:p text:style-name="P89"/>
      <text:p text:style-name="P89">cambiar la ip, y guardar los cambios</text:p>
      <text:p text:style-name="P89"/>
      <text:p text:style-name="P91">rndc reload hc.gysmo.dom</text:p>
      <text:p text:style-name="P88"/>
      <text:p text:style-name="P88"><text:soft-page-break/></text:p>
      <text:p text:style-name="P130">crear puntos de monturas para ACD</text:p>
      <text:p text:style-name="P130"/>
      <text:p text:style-name="P130">Tomar como referencia otro ACD Ejemplo el 172.16.31.171, en ese servidor hacer df -h.. y alli se observa el punto de montura</text:p>
      <text:p text:style-name="P130"/>
      <text:p text:style-name="P130">luego ingresar el el servidor donde se anexara el punto de montura. En este caso es el 172.16.34.25</text:p>
      <text:p text:style-name="P130"/>
      <text:p text:style-name="P130">ingresar en mnt</text:p>
      <text:p text:style-name="P130"/>
      <text:p text:style-name="P130">cd /mnt</text:p>
      <text:p text:style-name="P130"/>
      <text:p text:style-name="P130">crear la carpeta asterisk01</text:p>
      <text:p text:style-name="P130"/>
      <text:p text:style-name="P130">mkdir asterisk01</text:p>
      <text:p text:style-name="P130"/>
      <text:p text:style-name="P130">luego modificar</text:p>
      <text:p text:style-name="P130"/>
      <text:p text:style-name="P130">vi /etc/fstab</text:p>
      <text:p text:style-name="P130"/>
      <text:p text:style-name="P130">copiar la ruta ques e desea montar</text:p>
      <text:p text:style-name="P130"/>
      <text:p text:style-name="P130">172.16.17.2:/mnt/asterisk01/banesco/telefonia <text:s text:c="5"/>/mnt/asterisk01 <text:s text:c="3"/>nfs <text:s text:c="4"/>rw,hard,intr,timeo=90,bg,vers=3,proto=tcp,rsize=32768,wsize=32768 <text:s text:c="6"/>0 0</text:p>
      <text:p text:style-name="P130"/>
      <text:p text:style-name="P130">guardar los cambios</text:p>
      <text:p text:style-name="P130"/>
      <text:p text:style-name="P130">y ejecutar el siguiente comando</text:p>
      <text:p text:style-name="P130"/>
      <text:p text:style-name="P130">mount /mnt/asterisk01</text:p>
      <text:p text:style-name="P130"/>
      <text:p text:style-name="P130"/>
      <text:p text:style-name="P86"/>
      <text:p text:style-name="P84"/>
      <text:p text:style-name="P83"/>
      <text:p text:style-name="P83"/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7-10-17T11:57:55.114832020</dc:date>
    <dc:creator>Evelyn blanco</dc:creator>
    <meta:editing-duration>P63DT14H21M32S</meta:editing-duration>
    <meta:editing-cycles>70</meta:editing-cycles>
    <meta:generator>LibreOffice/4.3.3.2$Linux_X86_64 LibreOffice_project/430m0$Build-2</meta:generator>
    <meta:document-statistic meta:table-count="1" meta:image-count="0" meta:object-count="0" meta:page-count="13" meta:paragraph-count="322" meta:word-count="1548" meta:character-count="12911" meta:non-whitespace-character-count="11281"/>
  </office:meta>
</office:document-meta>
</file>